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287in" svg:height="5.6465in" svg:x="3.6201in" svg:y="0.7744in">
            <draw:object draw:notify-on-update-of-ranges="Sheet1.A1:Sheet1.A111 Sheet1.B1:Sheet1.B1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2044" calcext:value-type="float">
            <text:p>7320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2363" calcext:value-type="float">
            <text:p>7123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4769" calcext:value-type="float">
            <text:p>3047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3894" calcext:value-type="float">
            <text:p>6438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8377" calcext:value-type="float">
            <text:p>9383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3081" calcext:value-type="float">
            <text:p>1430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1045" calcext:value-type="float">
            <text:p>4910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6625" calcext:value-type="float">
            <text:p>5566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560" calcext:value-type="float">
            <text:p>1965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5630" calcext:value-type="float">
            <text:p>8156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311" calcext:value-type="float">
            <text:p>7503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216" calcext:value-type="float">
            <text:p>5192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1666" calcext:value-type="float">
            <text:p>3616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2800" calcext:value-type="float">
            <text:p>2728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7381" calcext:value-type="float">
            <text:p>8073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7348" calcext:value-type="float">
            <text:p>6173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1037" calcext:value-type="float">
            <text:p>4710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4300" calcext:value-type="float">
            <text:p>2743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052" calcext:value-type="float">
            <text:p>3710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6722" calcext:value-type="float">
            <text:p>7667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7892" calcext:value-type="float">
            <text:p>4078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3658" calcext:value-type="float">
            <text:p>4336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5330" calcext:value-type="float">
            <text:p>4853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1577" calcext:value-type="float">
            <text:p>441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808" calcext:value-type="float">
            <text:p>7208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445" calcext:value-type="float">
            <text:p>1254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1093" calcext:value-type="float">
            <text:p>461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295" calcext:value-type="float">
            <text:p>6032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6578" calcext:value-type="float">
            <text:p>8265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195" calcext:value-type="float">
            <text:p>443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206" calcext:value-type="float">
            <text:p>4552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1030" calcext:value-type="float">
            <text:p>4010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2231" calcext:value-type="float">
            <text:p>5522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4622" calcext:value-type="float">
            <text:p>2846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325" calcext:value-type="float">
            <text:p>3273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8622" calcext:value-type="float">
            <text:p>7286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8466" calcext:value-type="float">
            <text:p>928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5099" calcext:value-type="float">
            <text:p>6650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5182" calcext:value-type="float">
            <text:p>8151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7798" calcext:value-type="float">
            <text:p>9777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9968" calcext:value-type="float">
            <text:p>7599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7452" calcext:value-type="float">
            <text:p>9974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7245" calcext:value-type="float">
            <text:p>7672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7607" calcext:value-type="float">
            <text:p>3376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413" calcext:value-type="float">
            <text:p>28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959" calcext:value-type="float">
            <text:p>9319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3624" calcext:value-type="float">
            <text:p>5636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1233" calcext:value-type="float">
            <text:p>3412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9848" calcext:value-type="float">
            <text:p>9198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3761" calcext:value-type="float">
            <text:p>5037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7222" calcext:value-type="float">
            <text:p>9872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0291" calcext:value-type="float">
            <text:p>5302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05" calcext:value-type="float">
            <text:p>213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9369" calcext:value-type="float">
            <text:p>7993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3670" calcext:value-type="float">
            <text:p>8836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3078" calcext:value-type="float">
            <text:p>7630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822" calcext:value-type="float">
            <text:p>1128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934" calcext:value-type="float">
            <text:p>5079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5798" calcext:value-type="float">
            <text:p>855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2695" calcext:value-type="float">
            <text:p>6126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3487" calcext:value-type="float">
            <text:p>8634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285" calcext:value-type="float">
            <text:p>140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077" calcext:value-type="float">
            <text:p>83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628" calcext:value-type="float">
            <text:p>8456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8710" calcext:value-type="float">
            <text:p>2287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805" calcext:value-type="float">
            <text:p>8588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3530" calcext:value-type="float">
            <text:p>8235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3492" calcext:value-type="float">
            <text:p>6034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274" calcext:value-type="float">
            <text:p>106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744" calcext:value-type="float">
            <text:p>9827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9976" calcext:value-type="float">
            <text:p>1799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2455" calcext:value-type="float">
            <text:p>5524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3782" calcext:value-type="float">
            <text:p>8837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1574" calcext:value-type="float">
            <text:p>35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108" calcext:value-type="float">
            <text:p>128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482" calcext:value-type="float">
            <text:p>140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162" calcext:value-type="float">
            <text:p>3001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6571" calcext:value-type="float">
            <text:p>576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806" calcext:value-type="float">
            <text:p>8048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7485" calcext:value-type="float">
            <text:p>517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1073" calcext:value-type="float">
            <text:p>5410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1693" calcext:value-type="float">
            <text:p>7716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51" calcext:value-type="float">
            <text:p>402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152" calcext:value-type="float">
            <text:p>7861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7140" calcext:value-type="float">
            <text:p>8671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4173" calcext:value-type="float">
            <text:p>254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5284" calcext:value-type="float">
            <text:p>3452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4794" calcext:value-type="float">
            <text:p>9847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395" calcext:value-type="float">
            <text:p>463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6130" calcext:value-type="float">
            <text:p>676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8446" calcext:value-type="float">
            <text:p>658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5221" calcext:value-type="float">
            <text:p>9852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4464" calcext:value-type="float">
            <text:p>9044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927" calcext:value-type="float">
            <text:p>2039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3893" calcext:value-type="float">
            <text:p>6138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373" calcext:value-type="float">
            <text:p>2533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197" calcext:value-type="float">
            <text:p>2721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0865" calcext:value-type="float">
            <text:p>3908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6309" calcext:value-type="float">
            <text:p>9463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1429" calcext:value-type="float">
            <text:p>5914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561" calcext:value-type="float">
            <text:p>605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411" calcext:value-type="float">
            <text:p>449411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04:16:54.796023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04:19:01.188996431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74cm" svg:height="14.343cm" xlink:href=".." xlink:type="simple" chart:class="chart:scatter" chart:style-name="ch1">
        <chart:title svg:x="9.585cm" svg:y="0.422cm" chart:style-name="ch2">
          <text:p>Time depending on a max elem</text:p>
        </chart:title>
        <chart:subtitle svg:x="10.405cm" svg:y="1.513cm" chart:style-name="ch3">
          <text:p>with array size of 1000000</text:p>
        </chart:subtitle>
        <chart:plot-area chart:style-name="ch4" table:cell-range-address="Sheet1.A1:Sheet1.B111" svg:x="1.52cm" svg:y="2.508cm" svg:width="23.445cm" svg:height="10.568cm">
          <chartooo:coordinate-region svg:x="2.141cm" svg:y="2.707cm" svg:width="22.174cm" svg:height="9.722cm"/>
          <chart:axis chart:dimension="x" chart:name="primary-x" chart:style-name="ch5">
            <chart:title svg:x="12.484cm" svg:y="13.362cm" chart:style-name="ch6">
              <text:p>Max elem</text:p>
            </chart:title>
          </chart:axis>
          <chart:axis chart:dimension="y" chart:name="primary-y" chart:style-name="ch5">
            <chart:title svg:x="0.451cm" svg:y="9.199cm" chart:style-name="ch7">
              <text:p>Execution time, ms</text:p>
            </chart:title>
            <chart:grid chart:style-name="ch8" chart:class="major"/>
          </chart:axis>
          <chart:series chart:style-name="ch9" chart:values-cell-range-address="Sheet1.B1:Sheet1.B111" chart:class="chart:scatter">
            <chart:domain table:cell-range-address="Sheet1.A1:Sheet1.A111"/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11</svg:desc>
                </draw:g>
              </table:table-cell>
              <table:table-cell office:value-type="float" office:value="6">
                <text:p>6</text:p>
                <draw:g>
                  <svg:desc>Sheet1.B1:Sheet1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2044">
                <text:p>732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2363">
                <text:p>7123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769">
                <text:p>3047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3894">
                <text:p>6438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8377">
                <text:p>9383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081">
                <text:p>1430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1045">
                <text:p>4910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6625">
                <text:p>5566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560">
                <text:p>196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5630">
                <text:p>8156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311">
                <text:p>7503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9216">
                <text:p>5192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666">
                <text:p>3616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2800">
                <text:p>2728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7381">
                <text:p>807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7348">
                <text:p>6173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1037">
                <text:p>4710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4300">
                <text:p>274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1052">
                <text:p>3710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6722">
                <text:p>7667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7892">
                <text:p>4078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3658">
                <text:p>433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5330">
                <text:p>485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577">
                <text:p>441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0808">
                <text:p>7208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445">
                <text:p>125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1093">
                <text:p>4610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3295">
                <text:p>603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6578">
                <text:p>8265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3195">
                <text:p>443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5206">
                <text:p>455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1030">
                <text:p>40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2231">
                <text:p>5522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4622">
                <text:p>2846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7325">
                <text:p>327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8622">
                <text:p>728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8466">
                <text:p>928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5099">
                <text:p>66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5182">
                <text:p>8151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7798">
                <text:p>977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9968">
                <text:p>7599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7452">
                <text:p>9974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7245">
                <text:p>7672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7607">
                <text:p>3376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413">
                <text:p>28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4352">
                <text:p>214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1959">
                <text:p>9319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3624">
                <text:p>5636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1233">
                <text:p>341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9848">
                <text:p>9198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3761">
                <text:p>503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7222">
                <text:p>9872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0291">
                <text:p>530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305">
                <text:p>21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9369">
                <text:p>799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3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3670">
                <text:p>8836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3078">
                <text:p>7630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822">
                <text:p>112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7934">
                <text:p>507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5798">
                <text:p>855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2695">
                <text:p>6126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3487">
                <text:p>8634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285">
                <text:p>140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077">
                <text:p>830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5628">
                <text:p>8456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8710">
                <text:p>2287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8805">
                <text:p>8588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3530">
                <text:p>8235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3492">
                <text:p>6034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274">
                <text:p>106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2744">
                <text:p>9827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976">
                <text:p>1799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2455">
                <text:p>5524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3782">
                <text:p>883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1574">
                <text:p>35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108">
                <text:p>128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482">
                <text:p>140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0162">
                <text:p>3001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6571">
                <text:p>5765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4806">
                <text:p>8048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7485">
                <text:p>517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1073">
                <text:p>541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71693">
                <text:p>7716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251">
                <text:p>40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6152">
                <text:p>7861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7140">
                <text:p>867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4173">
                <text:p>254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5284">
                <text:p>3452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97">
                <text:p>10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4794">
                <text:p>9847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3395">
                <text:p>4633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6130">
                <text:p>676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8446">
                <text:p>658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5221">
                <text:p>9852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070">
                <text:p>410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4464">
                <text:p>9044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927">
                <text:p>2039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3893">
                <text:p>613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3373">
                <text:p>2533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2197">
                <text:p>272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0865">
                <text:p>3908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46309">
                <text:p>946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1429">
                <text:p>591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5561">
                <text:p>6055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9411">
                <text:p>44941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